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3c0a6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4bf564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2" style:family="paragraph" style:parent-style-name="Text_20_body" style:list-style-name="L1">
      <style:paragraph-properties fo:text-align="justify" style:justify-single-word="false"/>
      <style:text-properties fo:language="en" fo:country="US" officeooo:rsid="0041a0ea" officeooo:paragraph-rsid="0041a0ea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en" fo:country="US" officeooo:rsid="0045c61c" officeooo:paragraph-rsid="0045c61c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5" style:family="paragraph" style:parent-style-name="Text_20_body" style:list-style-name="L1">
      <style:paragraph-properties fo:text-align="justify" style:justify-single-word="false"/>
      <style:text-properties fo:language="en" fo:country="US" officeooo:rsid="0045cdcc" officeooo:paragraph-rsid="0045cdcc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en" fo:country="US" officeooo:rsid="0045cdcc" officeooo:paragraph-rsid="0045fb00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paragraph-rsid="0045fb00"/>
    </style:style>
    <style:style style:name="P18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96549"/>
    </style:style>
    <style:style style:name="T6" style:family="text">
      <style:text-properties fo:color="#009933" officeooo:rsid="001cddf2"/>
    </style:style>
    <style:style style:name="T7" style:family="text">
      <style:text-properties fo:color="#009933" officeooo:rsid="003e2720"/>
    </style:style>
    <style:style style:name="T8" style:family="text">
      <style:text-properties fo:color="#009933" officeooo:rsid="0041a9a8"/>
    </style:style>
    <style:style style:name="T9" style:family="text">
      <style:text-properties fo:color="#009933" officeooo:rsid="00296fa2"/>
    </style:style>
    <style:style style:name="T10" style:family="text">
      <style:text-properties fo:color="#009933" officeooo:rsid="0045fb00"/>
    </style:style>
    <style:style style:name="T11" style:family="text">
      <style:text-properties fo:color="#009933" officeooo:rsid="00493e5d"/>
    </style:style>
    <style:style style:name="T12" style:family="text">
      <style:text-properties officeooo:rsid="002242fe"/>
    </style:style>
    <style:style style:name="T13" style:family="text">
      <style:text-properties officeooo:rsid="00277b49"/>
    </style:style>
    <style:style style:name="T14" style:family="text">
      <style:text-properties officeooo:rsid="002999c3"/>
    </style:style>
    <style:style style:name="T15" style:family="text">
      <style:text-properties officeooo:rsid="00319ce4"/>
    </style:style>
    <style:style style:name="T16" style:family="text">
      <style:text-properties officeooo:rsid="0031eee3"/>
    </style:style>
    <style:style style:name="T17" style:family="text">
      <style:text-properties officeooo:rsid="0037f31f"/>
    </style:style>
    <style:style style:name="T18" style:family="text">
      <style:text-properties officeooo:rsid="003b3446"/>
    </style:style>
    <style:style style:name="T19" style:family="text">
      <style:text-properties officeooo:rsid="003c0a62"/>
    </style:style>
    <style:style style:name="T20" style:family="text">
      <style:text-properties officeooo:rsid="003e2720"/>
    </style:style>
    <style:style style:name="T21" style:family="text">
      <style:text-properties officeooo:rsid="004036fe"/>
    </style:style>
    <style:style style:name="T22" style:family="text">
      <style:text-properties officeooo:rsid="0041ef69"/>
    </style:style>
    <style:style style:name="T23" style:family="text">
      <style:text-properties officeooo:rsid="0043e9c1"/>
    </style:style>
    <style:style style:name="T24" style:family="text">
      <style:text-properties officeooo:rsid="0045fb00"/>
    </style:style>
    <style:style style:name="T25" style:family="text">
      <style:text-properties fo:language="en" fo:country="US" officeooo:rsid="0045cdcc"/>
    </style:style>
    <style:style style:name="T26" style:family="text">
      <style:text-properties fo:language="en" fo:country="US" officeooo:rsid="0045fb00"/>
    </style:style>
    <style:style style:name="T27" style:family="text">
      <style:text-properties fo:language="en" fo:country="US" officeooo:rsid="0047957d"/>
    </style:style>
    <style:style style:name="T28" style:family="text">
      <style:text-properties fo:language="en" fo:country="US" officeooo:rsid="004bf5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8" text:outline-level="1">SmartLamp: communication protocol</text:h>
      <text:p text:style-name="P5"/>
      <text:p text:style-name="P3">Communication protocol between micro and BLE module. <text:span text:style-name="T14">The communication is made through a serial line at 9600 baud.</text:span></text:p>
      <text:p text:style-name="P4"><text:span text:style-name="T13">COMMANDS (BLE → micro)</text:span>:</text:p>
      <text:list xml:id="list2807109082" text:style-name="L1">
        <text:list-item>
          <text:p text:style-name="P6"><text:span text:style-name="T21">ST</text:span>_<text:span text:style-name="T2">Y</text:span><text:span text:style-name="T3">YY</text:span><text:span text:style-name="T2">Y</text:span><text:span text:style-name="T5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_</text:span><text:span text:style-name="T7">mm_</text:span><text:span text:style-name="T8">rrr_ggg_bbb</text:span>: <text:span text:style-name="T19">sets </text:span>an alarm on the weekday WD, hour and minute, <text:span text:style-name="T19">with the specified fadetime [minutes], and color [RGB format]. The fadetime and color are optional.</text:span></text:p>
        </text:list-item>
        <text:list-item>
          <text:p text:style-name="P8">AL_<text:span text:style-name="T2">WD_</text:span><text:span text:style-name="T4">hhmm</text:span>: sets an alarm on the weekday WD, hour and minute<text:span text:style-name="T17">;</text:span></text:p>
        </text:list-item>
        <text:list-item>
          <text:p text:style-name="P9">AL_DIS_<text:span text:style-name="T2">WD</text:span>: disable alarm <text:span text:style-name="T1">on the weekday WD;</text:span></text:p>
        </text:list-item>
        <text:list-item>
          <text:p text:style-name="P10">F<text:span text:style-name="T15">T</text:span>_<text:span text:style-name="T6">WD_</text:span><text:span text:style-name="T7">mm</text:span>: set the lamp fade <text:span text:style-name="T16">time</text:span> in <text:span text:style-name="T20">minutes</text:span>, <text:span text:style-name="T18">after the alarm, [0, 99];</text:span></text:p>
        </text:list-item>
        <text:list-item>
          <text:p text:style-name="P11">RGB_<text:span text:style-name="T2">RRR_GGG_BBB</text:span>: <text:span text:style-name="T22">LED test mode with the specified RGB color</text:span>.</text:p>
        </text:list-item>
        <text:list-item>
          <text:p text:style-name="P15">OPT_<text:span text:style-name="T9">T</text:span><text:span text:style-name="T10">O</text:span><text:span text:style-name="T9">_B</text:span><text:span text:style-name="T11">BR</text:span>: options:</text:p>
          <text:list>
            <text:list-item>
              <text:p text:style-name="P17"><text:span text:style-name="T25">T</text:span><text:span text:style-name="T26">O</text:span><text:span text:style-name="T25">: </text:span><text:span text:style-name="T26">time on after fadetime, </text:span><text:span text:style-name="T27">in minutes, </text:span><text:span text:style-name="T28">[0, 99]</text:span><text:span text:style-name="T26">;</text:span></text:p>
            </text:list-item>
            <text:list-item>
              <text:p text:style-name="P16"><text:span text:style-name="T24">BBR: LED brightness [1, 100%]: 0 → defautl value 50 %</text:span></text:p>
            </text:list-item>
          </text:list>
        </text:list-item>
        <text:list-item>
          <text:p text:style-name="P12">TEST: alarm test mode: <text:span text:style-name="T23">starts the alarm of the current day.</text:span></text:p>
        </text:list-item>
        <text:list-item>
          <text:p text:style-name="P13">PRINT: print the current time and alarms on the serial interface.</text:p>
        </text:list-item>
        <text:list-item>
          <text:p text:style-name="P12">EXIT: exit from all command mode.</text:p>
        </text:list-item>
      </text:list>
      <text:p text:style-name="P5"/>
      <text:p text:style-name="P4"><text:span text:style-name="T13">ACKs (micro → BLE)</text:span>:</text:p>
      <text:list xml:id="list1051602091" text:style-name="L2">
        <text:list-item>
          <text:p text:style-name="P14">OK: <text:span text:style-name="T12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8-03-18T17:14:58.652107369</dc:date>
    <dc:creator>Gionata Boccalini</dc:creator>
    <meta:editing-duration>PT5H45M17S</meta:editing-duration>
    <meta:editing-cycles>45</meta:editing-cycles>
    <meta:generator>LibreOffice/5.3.7.2.0$Linux_X86_64 LibreOffice_project/30$Build-2</meta:generator>
    <meta:document-statistic meta:table-count="0" meta:image-count="0" meta:object-count="0" meta:page-count="1" meta:paragraph-count="19" meta:word-count="180" meta:character-count="1033" meta:non-whitespace-character-count="884"/>
  </office:meta>
</office:document-meta>
</file>